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d74a0" officeooo:paragraph-rsid="000d74a0"/>
    </style:style>
    <style:style style:name="P2" style:family="paragraph" style:parent-style-name="Heading">
      <style:text-properties officeooo:rsid="001ae30c" officeooo:paragraph-rsid="000d74a0"/>
    </style:style>
    <style:style style:name="P3" style:family="paragraph" style:parent-style-name="Title">
      <style:text-properties officeooo:rsid="000d74a0" officeooo:paragraph-rsid="000d74a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rduino Control Structures</text:p>
      <text:p text:style-name="P1"/>
      <text:p text:style-name="P2">Introduction</text:p>
      <text:p text:style-name="P1">In any programming language, control structures are the constructs that determine how the computer moves through the code based on some kind of logic. They include things like loops, switches, and if/then logic. In this section, we'll look at some of the more common structures used Arduino projects. <text:line-break/><text:line-break/></text:p>
      <text:p text:style-name="Heading">Loops</text:p>
      <text:p text:style-name="P1">Loops are used to execute some line of code over and over again. Some loops, like the one that calls the function named loop, are infinite loops: they keep going forever (until we cut the power to the device). Other loops, continue execution until some logical condition is met, then they break out of the loop and code execution continues. <text:line-break/><text:line-break/>While</text:p>
      <text:p text:style-name="P1">for</text:p>
      <text:p text:style-name="P1"/>
      <text:p text:style-name="P1">Control Structures<text:line-break/><text:line-break/>if</text:p>
      <text:p text:style-name="P1">else</text:p>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28S</meta:editing-duration>
    <meta:editing-cycles>3</meta:editing-cycles>
    <meta:generator>LibreOffice/5.2.1.2$Windows_x86 LibreOffice_project/31dd62db80d4e60af04904455ec9c9219178d620</meta:generator>
    <dc:date>2017-03-21T13:52:39.121000000</dc:date>
    <meta:document-statistic meta:table-count="0" meta:image-count="0" meta:object-count="0" meta:page-count="1" meta:paragraph-count="9" meta:word-count="119" meta:character-count="724" meta:non-whitespace-character-count="606"/>
    <meta:user-defined meta:name="Info 1"/>
    <meta:user-defined meta:name="Info 2"/>
    <meta:user-defined meta:name="Info 3"/>
    <meta:user-defined meta:name="Info 4"/>
  </office:meta>
</office:document-meta>
</file>